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f666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21359f" officeooo:paragraph-rsid="0021359f" style:font-size-asian="10.5pt" style:font-size-complex="12pt"/>
    </style:style>
    <style:style style:name="P3" style:family="paragraph" style:parent-style-name="Standard" style:list-style-name="L6">
      <style:paragraph-properties fo:text-align="start" style:justify-single-word="false"/>
      <style:text-properties officeooo:paragraph-rsid="00267f1d"/>
    </style:style>
    <style:style style:name="P4" style:family="paragraph" style:parent-style-name="Standard">
      <style:paragraph-properties fo:text-align="start" style:justify-single-word="false"/>
      <style:text-properties officeooo:paragraph-rsid="00267f1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1359f" officeooo:paragraph-rsid="0021359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38c6e" officeooo:paragraph-rsid="00238c6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paragraph-rsid="00267f1d"/>
    </style:style>
    <style:style style:name="P8" style:family="paragraph" style:parent-style-name="Standard" style:list-style-name="L6">
      <style:paragraph-properties fo:text-align="start" style:justify-single-word="false"/>
      <style:text-properties style:text-underline-style="none" officeooo:rsid="00267f1d" officeooo:paragraph-rsid="0027200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d867d" officeooo:paragraph-rsid="002d867d"/>
    </style:style>
    <style:style style:name="P10" style:family="paragraph" style:parent-style-name="Standard" style:list-style-name="L6">
      <style:paragraph-properties fo:text-align="start" style:justify-single-word="false"/>
      <style:text-properties style:text-underline-style="none" officeooo:rsid="002e9e7c" officeooo:paragraph-rsid="002e9e7c"/>
    </style:style>
    <style:style style:name="P11" style:family="paragraph" style:parent-style-name="Standard" style:list-style-name="L6">
      <style:paragraph-properties fo:text-align="start" style:justify-single-word="false"/>
      <style:text-properties style:text-underline-style="none" officeooo:rsid="002fe750" officeooo:paragraph-rsid="002fe750"/>
    </style:style>
    <style:style style:name="P12" style:family="paragraph" style:parent-style-name="Standard" style:list-style-name="L6">
      <style:paragraph-properties fo:text-align="start" style:justify-single-word="false"/>
      <style:text-properties style:text-underline-style="none" officeooo:rsid="00315560" officeooo:paragraph-rsid="00315560"/>
    </style:style>
    <style:style style:name="P13" style:family="paragraph" style:parent-style-name="Standard" style:list-style-name="L6">
      <style:paragraph-properties fo:text-align="start" style:justify-single-word="false"/>
      <style:text-properties style:text-underline-style="none" officeooo:rsid="0033fbfd" officeooo:paragraph-rsid="0033fbfd"/>
    </style:style>
    <style:style style:name="P14" style:family="paragraph" style:parent-style-name="Standard" style:list-style-name="L6">
      <style:paragraph-properties fo:text-align="start" style:justify-single-word="false"/>
      <style:text-properties style:text-underline-style="none" officeooo:rsid="0035ffac" officeooo:paragraph-rsid="0035ffac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267f1d" officeooo:paragraph-rsid="00267f1d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267f1d" officeooo:paragraph-rsid="0027200d"/>
    </style:style>
    <style:style style:name="P17" style:family="paragraph" style:parent-style-name="Standard">
      <style:paragraph-properties fo:text-align="start" style:justify-single-word="false"/>
      <style:text-properties officeooo:rsid="00267f1d" officeooo:paragraph-rsid="00267f1d"/>
    </style:style>
    <style:style style:name="P18" style:family="paragraph" style:parent-style-name="Standard">
      <style:paragraph-properties fo:text-align="start" style:justify-single-word="false"/>
      <style:text-properties officeooo:rsid="00267f1d" officeooo:paragraph-rsid="002d0e59"/>
    </style:style>
    <style:style style:name="P19" style:family="paragraph" style:parent-style-name="Standard" style:list-style-name="L6">
      <style:paragraph-properties fo:text-align="start" style:justify-single-word="false"/>
      <style:text-properties officeooo:rsid="00294439" officeooo:paragraph-rsid="00294439"/>
    </style:style>
    <style:style style:name="P20" style:family="paragraph" style:parent-style-name="Standard">
      <style:paragraph-properties fo:text-align="start" style:justify-single-word="false"/>
      <style:text-properties officeooo:rsid="00294439" officeooo:paragraph-rsid="002d0e59"/>
    </style:style>
    <style:style style:name="P21" style:family="paragraph" style:parent-style-name="Standard" style:list-style-name="L6">
      <style:paragraph-properties fo:text-align="start" style:justify-single-word="false"/>
      <style:text-properties officeooo:rsid="002d867d" officeooo:paragraph-rsid="002d867d"/>
    </style:style>
    <style:style style:name="P22" style:family="paragraph" style:parent-style-name="Standard">
      <style:paragraph-properties fo:text-align="start" style:justify-single-word="false"/>
      <style:text-properties officeooo:rsid="002d867d" officeooo:paragraph-rsid="002d867d"/>
    </style:style>
    <style:style style:name="P23" style:family="paragraph" style:parent-style-name="Standard" style:list-style-name="L6">
      <style:paragraph-properties fo:text-align="start" style:justify-single-word="false"/>
      <style:text-properties officeooo:rsid="002e9e7c" officeooo:paragraph-rsid="002e9e7c"/>
    </style:style>
    <style:style style:name="P24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2e9e7c" officeooo:paragraph-rsid="002e9e7c"/>
    </style:style>
    <style:style style:name="P25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2fe750" officeooo:paragraph-rsid="002fe750"/>
    </style:style>
    <style:style style:name="P2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315560" officeooo:paragraph-rsid="00315560"/>
    </style:style>
    <style:style style:name="P2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33fbfd" officeooo:paragraph-rsid="0033fbfd"/>
    </style:style>
    <style:style style:name="P28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officeooo:rsid="0035ffac" officeooo:paragraph-rsid="0035ffac"/>
    </style:style>
    <style:style style:name="P29" style:family="paragraph" style:parent-style-name="Standard" style:list-style-name="L6">
      <style:paragraph-properties fo:text-align="start" style:justify-single-word="false"/>
      <style:text-properties officeooo:rsid="002fe750" officeooo:paragraph-rsid="002fe750"/>
    </style:style>
    <style:style style:name="P30" style:family="paragraph" style:parent-style-name="Standard" style:list-style-name="L6">
      <style:paragraph-properties fo:text-align="start" style:justify-single-word="false"/>
      <style:text-properties officeooo:rsid="00315560" officeooo:paragraph-rsid="00315560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35ffac" officeooo:paragraph-rsid="0035ffac"/>
    </style:style>
    <style:style style:name="T1" style:family="text">
      <style:text-properties officeooo:rsid="001f666e"/>
    </style:style>
    <style:style style:name="T2" style:family="text">
      <style:text-properties officeooo:rsid="0021979f"/>
    </style:style>
    <style:style style:name="T3" style:family="text">
      <style:text-properties officeooo:rsid="0025795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25795d" style:font-size-asian="10.5pt" style:font-size-complex="12pt"/>
    </style:style>
    <style:style style:name="T6" style:family="text">
      <style:text-properties fo:font-size="12pt" officeooo:rsid="00267f1d" style:font-size-asian="10.5pt" style:font-size-complex="12pt"/>
    </style:style>
    <style:style style:name="T7" style:family="text">
      <style:text-properties fo:font-size="12pt" officeooo:rsid="00269485" style:font-size-asian="10.5pt" style:font-size-complex="12pt"/>
    </style:style>
    <style:style style:name="T8" style:family="text">
      <style:text-properties fo:font-size="12pt" officeooo:rsid="00270af3" style:font-size-asian="10.5pt" style:font-size-complex="12pt"/>
    </style:style>
    <style:style style:name="T9" style:family="text">
      <style:text-properties fo:font-size="12pt" officeooo:rsid="00294439" style:font-size-asian="10.5pt" style:font-size-complex="12pt"/>
    </style:style>
    <style:style style:name="T10" style:family="text">
      <style:text-properties fo:font-size="12pt" officeooo:rsid="002afb9a" style:font-size-asian="10.5pt" style:font-size-complex="12pt"/>
    </style:style>
    <style:style style:name="T11" style:family="text">
      <style:text-properties fo:font-size="12pt" officeooo:rsid="002c64a5" style:font-size-asian="10.5pt" style:font-size-complex="12pt"/>
    </style:style>
    <style:style style:name="T12" style:family="text">
      <style:text-properties fo:font-size="12pt" officeooo:rsid="003229ea" style:font-size-asian="10.5pt" style:font-size-complex="12pt"/>
    </style:style>
    <style:style style:name="T13" style:family="text">
      <style:text-properties fo:font-size="12pt" officeooo:rsid="00359f26" style:font-size-asian="10.5pt" style:font-size-complex="12pt"/>
    </style:style>
    <style:style style:name="T14" style:family="text">
      <style:text-properties fo:font-size="12pt" officeooo:rsid="00376ff4" style:font-size-asian="10.5pt" style:font-size-complex="12pt"/>
    </style:style>
    <style:style style:name="T15" style:family="text">
      <style:text-properties fo:font-size="12pt" officeooo:rsid="00389a07" style:font-size-asian="10.5pt" style:font-size-complex="12pt"/>
    </style:style>
    <style:style style:name="T16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17" style:family="text">
      <style:text-properties fo:font-size="12pt" style:text-underline-style="solid" style:text-underline-width="auto" style:text-underline-color="font-color" officeooo:rsid="00267f1d" style:font-size-asian="10.5pt" style:font-size-complex="12pt"/>
    </style:style>
    <style:style style:name="T18" style:family="text">
      <style:text-properties fo:font-size="12pt" style:text-underline-style="solid" style:text-underline-width="auto" style:text-underline-color="font-color" officeooo:rsid="00269485" style:font-size-asian="10.5pt" style:font-size-complex="12pt"/>
    </style:style>
    <style:style style:name="T19" style:family="text">
      <style:text-properties fo:font-size="12pt" style:text-underline-style="none" style:font-size-asian="10.5pt" style:font-size-complex="12pt"/>
    </style:style>
    <style:style style:name="T20" style:family="text">
      <style:text-properties fo:font-size="12pt" style:text-underline-style="none" officeooo:rsid="00269485" style:font-size-asian="10.5pt" style:font-size-complex="12pt"/>
    </style:style>
    <style:style style:name="T21" style:family="text">
      <style:text-properties fo:font-size="12pt" style:text-underline-style="none" officeooo:rsid="002c64a5" style:font-size-asian="10.5pt" style:font-size-complex="12pt"/>
    </style:style>
    <style:style style:name="T22" style:family="text">
      <style:text-properties fo:font-size="12pt" style:text-underline-style="none" officeooo:rsid="00376ff4" style:font-size-asian="10.5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 Based RPG</text:span></text:p>
      <text:p text:style-name="P5">Purpose and Scope</text:p>
      <text:p text:style-name="P2">The purpose of this project is to produce a text based role playing game in order to better understand the ruby programming language, object oriented design, and <text:span text:style-name="T2">also </text:span>to improve programming skill in general. The role playing game with be a text based game that users interface with through a command line interface, and so the scope of the project is fairly narrow.</text:p>
      <text:p text:style-name="P2"/>
      <text:p text:style-name="P6"><text:span text:style-name="T3">General </text:span>Features</text:p>
      <text:list xml:id="list8914098914881952720" text:style-name="L6">
        <text:list-item>
          <text:p text:style-name="P3"><text:span text:style-name="T10">The player</text:span><text:span text:style-name="T5"> should be able to “shape” their character before beginning to play the game.</text:span><text:span text:style-name="T6"> </text:span></text:p>
          <text:p text:style-name="P3"><text:span text:style-name="T17">Example</text:span><text:span text:style-name="T6">: </text:span></text:p>
          <text:p text:style-name="P3"><text:span text:style-name="T6">The player may chose to play as a dwarf that begins the game with certain items or characteristics.</text:span></text:p>
          <text:p text:style-name="P3"><text:span text:style-name="T6"/></text:p>
        </text:list-item>
        <text:list-item>
          <text:p text:style-name="P3"><text:span text:style-name="T5">The attributes of the character they create should have an impact on game play.</text:span></text:p>
        </text:list-item>
      </text:list>
      <text:p text:style-name="P4"><text:span text:style-name="T5"><text:tab/></text:span><text:span text:style-name="T17">Example:</text:span></text:p>
      <text:p text:style-name="P7"><text:span text:style-name="T6"><text:tab/>The player may not be able to sneak past enemies as quietly when playing as an orc than if they </text:span></text:p>
      <text:p text:style-name="P7"><text:span text:style-name="T6"><text:tab/>were to play the game as gnome.</text:span></text:p>
      <text:p text:style-name="P7"><text:span text:style-name="T6"/></text:p>
      <text:list xml:id="list105435544206783" text:continue-numbering="true" text:style-name="L6">
        <text:list-item>
          <text:p text:style-name="P15"><text:span text:style-name="T9">The p</text:span><text:span text:style-name="T4">layer should be able to interact with a variety of </text:span><text:span text:style-name="T7">items including spells, weapons, doors, etc.</text:span></text:p>
          <text:p text:style-name="P16"><text:span text:style-name="T18">Example:</text:span></text:p>
          <text:p text:style-name="P8"><text:span text:style-name="T7">The player encounters a door and opens it up to explore the next </text:span><text:span text:style-name="T8">area of the game.</text:span></text:p>
          <text:p text:style-name="P8"><text:span text:style-name="T8"/></text:p>
        </text:list-item>
        <text:list-item>
          <text:p text:style-name="P19"><text:span text:style-name="T7">T</text:span><text:span text:style-name="T4">he player </text:span><text:span text:style-name="T11">should be able to interact with computer entities that express varying levels of intelligence.</text:span></text:p>
        </text:list-item>
      </text:list>
      <text:p text:style-name="P20"><text:span text:style-name="T11"><text:tab/></text:span><text:span text:style-name="T18">Example:</text:span></text:p>
      <text:p text:style-name="P18"><text:span text:style-name="T20"><text:tab/>The player </text:span><text:span text:style-name="T21">barters with a shop owner while selling an item to the shop owner.</text:span></text:p>
      <text:p text:style-name="P18"><text:span text:style-name="T21"/></text:p>
      <text:list xml:id="list105436456089045" text:continue-numbering="true" text:style-name="L6">
        <text:list-item>
          <text:p text:style-name="P21"><text:span text:style-name="T11">T</text:span><text:span text:style-name="T4">he player should be able to travel between different areas in the game world.</text:span></text:p>
        </text:list-item>
      </text:list>
      <text:p text:style-name="P22"><text:span text:style-name="T4"><text:tab/></text:span><text:span text:style-name="T16">Example:</text:span></text:p>
      <text:p text:style-name="P9"><text:span text:style-name="T4"><text:tab/>The player exits their house and goes outside.</text:span></text:p>
      <text:p text:style-name="P9"><text:span text:style-name="T4"/></text:p>
      <text:list xml:id="list105435441666798" text:continue-numbering="true" text:style-name="L6">
        <text:list-item>
          <text:p text:style-name="P23"><text:span text:style-name="T4">The player should be able to engage in combat with creatures or NPCs.</text:span></text:p>
          <text:p text:style-name="P24"><text:span text:style-name="T4">Example:</text:span></text:p>
          <text:p text:style-name="P10"><text:span text:style-name="T4">The player gets shoved by a drunk bar patron and stabs them.</text:span></text:p>
          <text:p text:style-name="P10"><text:span text:style-name="T4"/></text:p>
        </text:list-item>
        <text:list-item>
          <text:p text:style-name="P29"><text:span text:style-name="T4">The game should feature a political and religious landscape that impacts game play.</text:span></text:p>
          <text:p text:style-name="P25"><text:span text:style-name="T4">Example:</text:span></text:p>
          <text:p text:style-name="P11"><text:span text:style-name="T4">Crossing into human territory as an orc may provoke instant reactions of violence from NPCs towards the player.</text:span></text:p>
          <text:p text:style-name="P11"><text:span text:style-name="T4"/></text:p>
        </text:list-item>
        <text:list-item>
          <text:p text:style-name="P30"><text:span text:style-name="T12">The p</text:span><text:span text:style-name="T4">layer should be able to do greater things as their character increases in experience.</text:span></text:p>
          <text:p text:style-name="P26"><text:span text:style-name="T4">Example:</text:span></text:p>
          <text:p text:style-name="P12"><text:span text:style-name="T4">A character with great strength may be able to move a boulder out of the way to reveal a secret passage way.</text:span></text:p>
          <text:p text:style-name="P12"><text:span text:style-name="T4"/></text:p>
          <text:p text:style-name="P13"><text:span text:style-name="T4"/></text:p>
          <text:p text:style-name="P13"><text:span text:style-name="T4"/></text:p>
        </text:list-item>
        <text:list-item>
          <text:p text:style-name="P13"><text:soft-page-break/><text:span text:style-name="T4">The player should be able to engage in a variety of trade </text:span><text:span text:style-name="T13">or crafting </text:span><text:span text:style-name="T4">practices.</text:span></text:p>
          <text:p text:style-name="P27"><text:span text:style-name="T4">Example:</text:span></text:p>
          <text:p text:style-name="P13"><text:span text:style-name="T4">The player mixes a potion together using ingredients they’ve grown.</text:span></text:p>
          <text:p text:style-name="P27"><text:span text:style-name="T4"/></text:p>
        </text:list-item>
        <text:list-item>
          <text:p text:style-name="P14"><text:span text:style-name="T4">The player should be able to engage NPCs in organic conversation. </text:span><text:span text:style-name="T15">NPC responses should depend on the personality of the NPC, player character race, political situation, NPC societal status, etc.</text:span></text:p>
          <text:p text:style-name="P28"><text:span text:style-name="T4">Example:</text:span></text:p>
          <text:p text:style-name="P31"><text:span text:style-name="T19">The player asks a peasant where the lord of a land can be found. </text:span><text:span text:style-name="T22">The peasant responds with directions to the cast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35:20.394447944</meta:creation-date>
    <dc:date>2017-01-16T00:11:50.339032432</dc:date>
    <meta:editing-duration>PT1H16M21S</meta:editing-duration>
    <meta:editing-cycles>26</meta:editing-cycles>
    <meta:generator>LibreOffice/5.1.4.2$Linux_X86_64 LibreOffice_project/10m0$Build-2</meta:generator>
    <meta:document-statistic meta:table-count="0" meta:image-count="0" meta:object-count="0" meta:page-count="2" meta:paragraph-count="35" meta:word-count="422" meta:character-count="2380" meta:non-whitespace-character-count="1993"/>
  </office:meta>
</office:document-meta>
</file>